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9"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0" style:family="paragraph" style:parent-style-name="Header">
      <style:paragraph-properties fo:text-align="center" style:justify-single-word="false"/>
    </style:style>
    <style:style style:name="P21"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Porqué dos navegadores son mejor que uno</text:title></text:p>
      <text:p text:style-name="P6"><text:subject>Traducción de Textos</text:subject></text:p>
      <text:p text:style-name="P7">Curso 2007/2008</text:p>
      <text:p text:style-name="P5"/>
      <text:p text:style-name="P5"/>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3</text:user-defined></text:p>
          </table:table-cell>
          <table:table-cell table:style-name="Versiones.B2" office:value-type="string">
            <text:p text:style-name="P10">Corrigiendo el segundo párrafo.</text:p>
          </table:table-cell>
        </table:table-row>
        <table:table-row>
          <table:table-cell table:style-name="Versiones.A3" office:value-type="string">
            <text:p text:style-name="P9">0.2</text:p>
          </table:table-cell>
          <table:table-cell table:style-name="Versiones.B2" office:value-type="string">
            <text:p text:style-name="P10">Corrigiendo el primer párrafo.</text:p>
          </table:table-cell>
        </table:table-row>
        <table:table-row>
          <table:table-cell table:style-name="Versiones.A2" office:value-type="string">
            <text:p text:style-name="P9">0.1</text:p>
          </table:table-cell>
          <table:table-cell table:style-name="Versiones.B2" office:value-type="string">
            <text:p text:style-name="P10">Empezando la traducción del texto.</text:p>
          </table:table-cell>
        </table:table-row>
      </table:table>
      <text:p text:style-name="P5"/>
      <text:p text:style-name="P11">Autor:</text:p>
      <text:p text:style-name="P11"><text:user-defined text:name="Autor">Rubén Paje del Pino</text:user-defined></text:p>
      <text:p text:style-name="P11"><text:soft-page-break/></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Índice de contenido</text:p>
          </text:index-title>
          <text:p text:style-name="P15">1. Traducción del texto<text:tab/>3</text:p>
          <text:p text:style-name="P16">1.1 Primer y segundo párrafo (corregidos los días 1-X-07 y 2-X-07)<text:tab/>3</text:p>
          <text:p text:style-name="P16">1.2 Tercer y cuarto párrafo (corregido el día 2-X-07)<text:tab/>3</text:p>
          <text:p text:style-name="P16">1.3 Quinto párrafo (corregido el día 2-X-07)<text:tab/>4</text:p>
          <text:p text:style-name="P16">1.4 Sexto párrafo (corregido el día 8-X-07)<text:tab/>4</text:p>
          <text:p text:style-name="P16">1.5 Sexto párrafo (corregido el día 8-X-07)<text:tab/>4</text:p>
          <text:p text:style-name="P16">1.6 Séptimo párrafo (corregido el día 8-X-07)<text:tab/>4</text:p>
          <text:p text:style-name="P16">1.7 Octavo párrafo (corregido el día 9-X-07)<text:tab/>5</text:p>
          <text:p text:style-name="P16">1.8 Noveno párrafo (corregido el día 9-X-07)<text:tab/>5</text:p>
          <text:p text:style-name="P15">2. Explicación a algunas de las traducciones más complicadas<text:tab/>5</text:p>
        </text:index-body>
      </text:table-of-content>
      <text:p text:style-name="P12"/>
      <text:section text:style-name="Sect4" text:name="Área2">
        <text:h text:style-name="P13" text:outline-level="1">1. Traducción del texto</text:h>
        <text:h text:style-name="Heading_20_2" text:outline-level="2">1.1 Primer párrafo (corregido el día 9-X-07)</text:h>
        <text:p text:style-name="P5">El recién lanzado Mozilla Firefox 2 puede ser mejor que el nuevo Internet Explorer 7 de Microsoft, pero probablemente querrá utilizar ambos.</text:p>
        <text:p text:style-name="P5">Por Wilson Rothman</text:p>
        <text:p text:style-name="P5"/>
        <text:h text:style-name="P14" text:outline-level="2">1.2 Segundo párrafo (corregido el día 9-X-07)</text:h>
        <text:p text:style-name="P5">Puede que haya oído hablar que los creadores de los dos principales navegadores han lanzado sus últimas versiones totalmente gratuitas, el Internet Explorer 7 de Microsoft y el Firefox 2 de Mozilla, sin llegar a una semana de diferencia. En lo que a características se refiere, la mayoría de los informes de los periódicos han proclamado ya un ganador: Firefox. Si bien el IE7 puede que haya mejorado con respecto a sus versiones anteriores, pero el nuevo Firefox le deja por los suelos. Si bien esto es cierto, explicaremos lo que necesita saber sobre cada uno de ellos y porqué debería tener ambos en el windows instalado en su PC. (Firefox 2 está disponible para los usuarios de Mac, sin embargo Internet Explorer no lo está).</text:p>
        <text:p text:style-name="P5"/>
        <text:h text:style-name="P14" text:outline-level="2">1.3 Tercer párrafo (corregido el día 9-X-07)</text:h>
        <text:p text:style-name="P5">Nuevo aspecto</text:p>
        <text:p text:style-name="P5">Los desarrolladores del Internet Explorer de Microsoft supieron que habían de compartir con Firefox cuyas versiones previas habían tenido éxito, entonces ellos unos elementos clave al diseño que adoptaron para el IE7. Para empezar, la barra de direcciones del navegador ocupa muy poco espacio, dejando más para las páginas web. Los botones más conocidos – actualizar, página de inicio, favoritos e impresión avanzada – están agrupados al iniciar, IE7 no muestra la barra de menú, manteniendo oculta en las opciones avanzadas ya que las personas no tienden a utilizarlo en su uso diario.</text:p>
        <text:h text:style-name="P14" text:outline-level="2">1.4 Cuarto párrafo (sin corregir)</text:h>
        <text:p text:style-name="P5">Pestañas</text:p>
        <text:p text:style-name="P5">IE7 ahora incorpora pestañas para navegar, que había sido integrado en Firefox anteriormente. La navegación con pestaña te permite abrir múltiples sitios en una única ventana, aprovechando mejor el espacio de la ventana. Esto es una buena intención, pero no creo que sea todo. Mi mayor demanda tanto para IE7 como para Firefox era que cuando múltiples sitios se abren en una única ventana esta tomase el título de la web que se muestra por encima. Tú podrás ver todas las pestañas si haces click en la ventana, pero si tú tienes muchas otras ventanas abiertas, puedes tomarte un tiempo hasta encontrar la que tú querías. Al menos en Firefox 2, si tú no ves una ventana y accidentalmente la cierras, tú puedes ir al menú de “pestañas recientemente cerradas” y ponerla otra vez rápidamente.</text:p>
        <text:p text:style-name="P5"/>
        <text:h text:style-name="P14" text:outline-level="2"><text:soft-page-break/>1.5 Quinto párrafo (sin corregir)</text:h>
        <text:p text:style-name="P5">Seguridad</text:p>
        <text:p text:style-name="P5">Los filtros de phising son más cruciales, y tienden a ser una gran ayuda a los internautas menos experimentados. El phising es la técnica maliciosa de capturar la información personal de las personas para hacerlos creer que ellos son una página web – un banco o uno de los favoritos sitios de compras – cuando ellos son en realidad otros. Microsoft y Mozilla han creado una base de datos de actualización contínua de sitios de phising conocidos o sospechosos. Ambos navegadores utilizan sus bases de datos para bloquear a los usuarios de navegar en un sitio peligroso. Esta característica es invisible si tú navegas en sitios seguros, pero cuando accedes a un sitio web con phising, el navegador te alertará.</text:p>
        <text:p text:style-name="P5"/>
        <text:h text:style-name="P14" text:outline-level="2">1.6 Sexto párrafo (sin corregir)</text:h>
        <text:p text:style-name="P5">Búsqueda</text:p>
        <text:p text:style-name="P5">IE7 tiene una caja de búsqueda en su barra de navegación, y como todas las anteriores versiones de Firefox, tú puedes elegir entre un gran número de motores de búsqueda o por minorizada. Ambos navegadores han hecho esto para reducir la dependencia a las barras de herramientas de Google y Yahoo!, que puede estar bien pero definitivamente ocupan más espacio. Firefox 2 actualmente ha tomado un efecto chulo de la barra de herramientas de Google. Cuando tú empiezas a escribir términos para tu búsqueda, Firefox se anticipa a tu intención. Por ejemplo, si tú escribes “c-a-f”, Firefox añade la “é” y otras sugerencias como “descanso” y “sobremesa” y otros términos relativos a tu búsqueda. <text:s/>Esto es un gran avance en IE7, pero Microsoft actualmente tiene un truco para buscar que Firefox no. Si tú quisieras añadir motores de búsquedas en la barra de herramientas, Firefox te dirige a una página que sólo algunos con unos poco años de estudios en informática pueden entender. Microsoft, por otra parte, te da unas claras instrucciones en pocos pasos. En segundos añadí Froogle, el sitio web de comparativas de tiendas web de Google, a la lista de motores de búsqueda de IE7.</text:p>
        <text:p text:style-name="P5"/>
        <text:p text:style-name="P5"/>
        <text:p text:style-name="P5"/>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2</text:p>
            </table:table-cell>
            <table:table-cell table:style-name="Traducciones_5f_Complicadas.A2" office:value-type="string">
              <text:p text:style-name="Table_20_Contents">By now you may have heard</text:p>
            </table:table-cell>
            <table:table-cell table:style-name="Traducciones_5f_Complicadas.C2" office:value-type="string">
              <text:p text:style-name="Table_20_Contents">Puede que haya oído</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winner: the long-waited ... new Firefox leaves it in the dust.</text:p>
            </table:table-cell>
            <table:table-cell table:style-name="Traducciones_5f_Complicadas.C2" office:value-type="string">
              <text:p text:style-name="Table_20_Contents">Firefox. Si bien el IE7 puede que haya mejorado ...</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What that's mainly true, here's what you</text:p>
            </table:table-cell>
            <table:table-cell table:style-name="Traducciones_5f_Complicadas.C2" office:value-type="string">
              <text:p text:style-name="Table_20_Contents">Si bien esto es cierto, explicaremos lo que</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y were up against ...</text:p>
            </table:table-cell>
            <table:table-cell table:style-name="Traducciones_5f_Complicadas.C2" office:value-type="string">
              <text:p text:style-name="Table_20_Contents">ellos tenían que competir con ...</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The familiar buttons</text:p>
            </table:table-cell>
            <table:table-cell table:style-name="Traducciones_5f_Complicadas.C2" office:value-type="string">
              <text:p text:style-name="Table_20_Contents">Los botones más conocidos</text:p>
            </table:table-cell>
          </table:table-row>
          <text:soft-page-break/>
          <table:table-row>
            <table:table-cell table:style-name="Traducciones_5f_Complicadas.A2" office:value-type="string">
              <text:p text:style-name="Table_20_Contents">3</text:p>
            </table:table-cell>
            <table:table-cell table:style-name="Traducciones_5f_Complicadas.A2" office:value-type="string">
              <text:p text:style-name="Table_20_Contents">are all nestled in</text:p>
            </table:table-cell>
            <table:table-cell table:style-name="Traducciones_5f_Complicadas.C2" office:value-type="string">
              <text:p text:style-name="Table_20_Contents">están agrupados</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but when you start it up</text:p>
            </table:table-cell>
            <table:table-cell table:style-name="Traducciones_5f_Complicadas.C2" office:value-type="string">
              <text:p text:style-name="Table_20_Contents">al iniciar</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doesn't display ...</text:p>
            </table:table-cell>
            <table:table-cell table:style-name="Traducciones_5f_Complicadas.C2" office:value-type="string">
              <text:p text:style-name="Table_20_Contents">no muestra</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orqué dos navegadores son mejor que uno</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2</text:user-defined></text:span></text:p>
          <text:p text:style-name="P2">Última revisión:<text:user-defined text:name="Última Revisión">9-X-07</text:user-defined></text:p>
          <text:p text:style-name="P2">Versión: <text:user-defined text:name="Versión">0.3</text:user-defined></text:p>
          <text:p text:style-name="Footer"><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orqué dos navegadores son mejor que uno</dc:title>
    <dc:description>Descripción de los dos principales navegadores</dc:description>
    <dc:subject>Traducción de Textos</dc:subject>
    <meta:keyword>Porqué dos navegadores son mejor que uno</meta:keyword>
    <meta:keyword>traducción de textos</meta:keyword>
    <meta:keyword>Rosario Plaza</meta:keyword>
    <meta:keyword>rplaza@fi.upm.es</meta:keyword>
    <meta:editing-cycles>1</meta:editing-cycles>
    <meta:editing-duration>PT0S</meta:editing-duration>
    <meta:user-defined meta:name="Autor">Rubén Paje del Pino</meta:user-defined>
    <meta:user-defined meta:name="Versión">0.3</meta:user-defined>
    <meta:user-defined meta:name="Texto">2</meta:user-defined>
    <meta:user-defined meta:name="Última Revisión">9-X-07</meta:user-defined>
    <meta:document-statistic meta:table-count="2" meta:image-count="0" meta:object-count="0" meta:page-count="5" meta:paragraph-count="77" meta:word-count="986" meta:character-count="5716"/>
  </office:meta>
</office:document-meta>
</file>